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 style:list-style-name="WWNum1"/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80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 (Computer Systems)</text:span><text:span text:style-name="T2"><text:line-break/></text:span><text:span text:style-name="T3">Unit 06. Activities 00 (Solved)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November 2022</text:span></text:p>
      <text:p text:style-name="P6"/>
      <text:p text:style-name="P5"><text:span text:style-name="T6">Unit 06. Activities 00 (Solved)</text:span></text:p>
      <text:list xml:id="list303121950" text:style-name="WWNum1">
        <text:list-item>
          <text:p text:style-name="P13"><text:bookmark text:name="_dbh0n1vac4c8"/>Exercise 01</text:p>
        </text:list-item>
      </text:list>
      <text:p text:style-name="P7">Do the suggested actions on Windows console and write the command used to perform each one.</text:p>
      <text:p text:style-name="Standard"><text:span text:style-name="T8">1. Go to root directory.</text:span></text:p>
      <text:p text:style-name="Standard">cd c:\</text:p>
      <text:p text:style-name="Standard"><text:span text:style-name="T8">2. Create directory PRACTICA on root directory.</text:span></text:p>
      <text:p text:style-name="Standard">md PRACTICA</text:p>
      <text:p text:style-name="Standard"><text:span text:style-name="T8">3. Change current directory to PRACTICA.</text:span></text:p>
      <text:p text:style-name="Standard">cd PRACTICA</text:p>
      <text:p text:style-name="Standard">4. Create sub-directory DATOS in PRACTICA.</text:p>
      <text:p text:style-name="Standard">md DATOS</text:p>
      <text:p text:style-name="Standard"><text:span text:style-name="T8">5. Change current directory to DATOS</text:span></text:p>
      <text:p text:style-name="Standard">cd DATOS</text:p>
      <text:p text:style-name="Standard"><text:soft-page-break/><text:span text:style-name="T8">6. (Outside of Windows console) Create a file texto.txt with your name and surname inside</text:span></text:p>
      <text:p text:style-name="Standard"><text:span text:style-name="T8">7. Copy file texto.txt to texto.bak</text:span></text:p>
      <text:p text:style-name="Standard">copy texto.txt texto.bak</text:p>
      <text:p text:style-name="Standard"><text:span text:style-name="T8">7. Copy file texto.txt to texto.bas</text:span></text:p>
      <text:p text:style-name="Standard">copy texto.txt texto.bas</text:p>
      <text:p text:style-name="Standard"><text:span text:style-name="T8">9. Execute command DIR using wildcards to only show files that start with TEX and its two first extension characters would be BA.</text:span></text:p>
      <text:p text:style-name="Standard">dir TEX*.BA*</text:p>
      <text:p text:style-name="Standard"><text:span text:style-name="T8">10. Create file salida.txt using a redirected output using the command of the last exercise.</text:span></text:p>
      <text:p text:style-name="Standard">dir TEX*.BA* &gt; salida.txt</text:p>
      <text:p text:style-name="Standard"><text:span text:style-name="T8">11. Check the content of salida.txt using command TYPE.</text:span></text:p>
      <text:p text:style-name="Standard">type salida.txt</text:p>
      <text:p text:style-name="Standard"><text:span text:style-name="T8">12. Rename file salida.txt to salida.dat</text:span></text:p>
      <text:p text:style-name="Standard">rename salida.txt salida.dat</text:p>
      <text:p text:style-name="Standard"><text:span text:style-name="T8">13. Outside of Windows console) Create a file hora txt with 21:00:00 inside</text:span></text:p>
      <text:p text:style-name="P1"/>
      <text:p text:style-name="P1"/>
      <text:p text:style-name="Standard"><text:span text:style-name="T8">14. Using redirected input with command time, use it with file hora.txt and change the hour (this operation requires admin privileges)</text:span></text:p>
      <text:p text:style-name="Standard">time &lt; hora.txt</text:p>
      <text:p text:style-name="Standard"><text:span text:style-name="T8">15. Set again the time properly (manually).</text:span></text:p>
      <text:p text:style-name="Standard">time (this operation requires admin privileges).</text:p>
      <text:p text:style-name="Standard"><text:span text:style-name="T8">16. (Outside of Windows console) Create file clasi.dat with:</text:span></text:p>
      <text:p text:style-name="Standard">1 Valencia CF</text:p>
      <text:p text:style-name="Standard">2 At. Madrid</text:p>
      <text:p text:style-name="Standard">3 Villarreal CF</text:p>
      <text:p text:style-name="Standard">4 FC Barcelona</text:p>
      <text:p text:style-name="Standard">5 Real Madrid</text:p>
      <text:p text:style-name="Standard"><text:soft-page-break/><text:span text:style-name="T8">17. Being DATOS your current directory, use XCOPY and absolute routes to copy all content of directory PRACTICA and its sub-directories to a new directory DOCS in the root (</text:span><text:a xlink:type="simple" xlink:href="http://../../../../../DOCS" text:style-name="ListLabel_20_1" text:visited-style-name="ListLabel_20_1"><text:span text:style-name="T9">C:\DOCS</text:span></text:a><text:span text:style-name="T8">)</text:span></text:p>
      <text:p text:style-name="Standard">xcopy /e C:\PRACTICA C:\DOCS</text:p>
      <text:p text:style-name="Standard"><text:span text:style-name="T8">18. Change to directory C:\DOCS\DATOS using a relative route</text:span></text:p>
      <text:p text:style-name="Standard">cd ..\..\DOCS\DATOS.</text:p>
      <text:p text:style-name="Standard"><text:span text:style-name="T8">19. Create file clasi.org as a result of sort clasi.dat for second column.</text:span></text:p>
      <text:p text:style-name="Standard">sort /+3 &lt; clasi.dat &gt;clasi.org</text:p>
      <text:p text:style-name="Standard"><text:span text:style-name="T8">20. Delete created directories.</text:span></text:p>
      <text:p text:style-name="Standard">rd /s c:\DOCS C:\PRACT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1" meta:word-count="338" meta:character-count="2097" meta:non-whitespace-character-count="1808"/>
    <meta:generator>LibreOfficeDev/6.0.5.2$Linux_X86_64 LibreOffice_project/</meta:generator>
  </office:meta>
</office:document-meta>
</file>